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4.001cm"/>
    </style:style>
    <style:style style:name="co11" style:family="table-column">
      <style:table-column-properties fo:break-before="auto" style:column-width="2.614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4.493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1.4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style:text-position="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37">
      <style:table-cell-properties style:vertical-align="top"/>
      <style:text-properties fo:font-size="11pt" style:font-size-asian="11pt" style:font-size-complex="11pt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1018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09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Lehrkräfte-Adressliste erstellen</text:p>
          </table:table-cell>
          <table:table-cell office:value-type="string" calcext:value-type="string">
            <text:p>Liste der Lehrkräfte anzeigen, Exportier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26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n Märchenmithilfe-Code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27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n Märchenmithilfe-Code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-28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n Märchenmithilfe-Codes bearbei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29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s Märchen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0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s Märchen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s Märchen bearbei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-04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 mit Märchen als Suchkriteri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ärchen-Rollenliste erstellen</text:p>
          </table:table-cell>
          <table:table-cell office:value-type="string" calcext:value-type="string">
            <text:p>Schüler-Liste anzeigen, Exportier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ärchen-Elternmithilfeliste erstellen</text:p>
          </table:table-cell>
          <table:table-cell office:value-type="string" calcext:value-type="string">
            <text:p>Schüler-Liste anzeigen, Exportier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4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E-Mail verfassen</text:p>
          </table:table-cell>
          <table:table-cell office:value-type="string" calcext:value-type="string">
            <text:p>Schüler-Datenblatt anzeigen, E-Mail-Butt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krete Testfälle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9" table:default-cell-style-name="ce2"/>
        <table:table-column table:style-name="co10" table:number-columns-repeated="3" table:default-cell-style-name="ce2"/>
        <table:table-column table:style-name="co3" table:number-columns-repeated="1016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-0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äfte-Adressliste erstellen</text:p>
          </table:table-cell>
          <table:table-cell office:value-type="string" calcext:value-type="string">
            <text:p>Liste der Lehrkräfte anzeigen, Exportiere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2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n Märchenmithilfe-Code erfass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2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 löschen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FR-27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, bereits verwendeten Märchenmithilfe-Code löschen</text:p>
          </table:table-cell>
          <table:table-cell/>
          <table:table-cell table:style-name="ce3" office:value-type="string" calcext:value-type="string">
            <text:p>Fehlermeldung: Code wird verwend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-2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s bearbeit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2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s Märchen erfass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lösch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bearbeiten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FR-04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mit Märchen als Suchkriterien</text:p>
          </table:table-cell>
          <table:table-cell office:value-type="string" calcext:value-type="string">
            <text:p>Nach verschiedenen Märchen-Suchkriterien suche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Rollenliste erstellen</text:p>
          </table:table-cell>
          <table:table-cell office:value-type="string" calcext:value-type="string">
            <text:p>Schüler-Liste anzeigen, Exportiere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Elternmithilfeliste erstellen</text:p>
          </table:table-cell>
          <table:table-cell office:value-type="string" calcext:value-type="string">
            <text:p>Schüler-Liste anzeigen, Exportieren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FR-4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E-Mail verfassen</text:p>
          </table:table-cell>
          <table:table-cell office:value-type="string" calcext:value-type="string">
            <text:p>Schüler-Datenblatt anzeigen, E-Mail-Button</text:p>
          </table:table-cell>
          <table:table-cell table:style-name="ce3" office:value-type="string" calcext:value-type="string">
            <text:p>E-Mail-Verfassen-Dialog des E-Mail Clients</text:p>
          </table:table-cell>
          <table:table-cell table:number-columns-repeated="1019"/>
        </table:table-row>
        <table:table-row table:style-name="ro1" table:number-rows-repeated="15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protokoll_2015-08-18" table:style-name="ta1">
        <table:table-column table:style-name="co11" table:default-cell-style-name="ce5"/>
        <table:table-column table:style-name="co12" table:default-cell-style-name="ce5"/>
        <table:table-column table:style-name="co5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5"/>
        <table:table-column table:style-name="co16" table:default-cell-style-name="ce5"/>
        <table:table-column table:style-name="co3" table:number-columns-repeated="1013" table:default-cell-style-name="ce5"/>
        <table:table-column table:style-name="co3" table:number-columns-repeated="4" table:default-cell-style-name="ce4"/>
        <table:table-row table:style-name="ro1">
          <table:table-cell table:style-name="ce7" office:value-type="string" calcext:value-type="string">
            <text:p>Datum: 18.08.2015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Version: v0.1.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0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äfte-Adressliste erstellen</text:p>
          </table:table-cell>
          <table:table-cell office:value-type="string" calcext:value-type="string">
            <text:p>Liste der Lehrkräfte anzeigen, Exportier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2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n Märchenmithilfe-Code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2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27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, bereits verwendeten Märchenmithilfe-Code löschen</text:p>
          </table:table-cell>
          <table:table-cell/>
          <table:table-cell office:value-type="string" calcext:value-type="string">
            <text:p>Fehlermeldung: Code wird verwende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2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 bearbeit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2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s Märchen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3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3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bearbeit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04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mit Märchen als Suchkriterien</text:p>
          </table:table-cell>
          <table:table-cell office:value-type="string" calcext:value-type="string">
            <text:p>Nach verschiedenen Märchen-Suchkriterien such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3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Rollenliste erstellen</text:p>
          </table:table-cell>
          <table:table-cell office:value-type="string" calcext:value-type="string">
            <text:p>Schüler-Resultat-Liste anzeigen, Exportier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3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Elternmithilfeliste erstellen</text:p>
          </table:table-cell>
          <table:table-cell office:value-type="string" calcext:value-type="string">
            <text:p>Schüler-Resultat-Liste anzeigen, Exportier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4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E-Mail verfassen</text:p>
          </table:table-cell>
          <table:table-cell office:value-type="string" calcext:value-type="string">
            <text:p>Schüler-Datenblatt anzeigen, E-Mail-Button</text:p>
          </table:table-cell>
          <table:table-cell office:value-type="string" calcext:value-type="string">
            <text:p>E-Mail-Verfassen-Dialog des E-Mail Clients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-Verwaltung Metzenthin</text:p>
        </style:region-center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<text:sheet-name>???</text:sheet-name></text:p>
        </style:region-center>
        <style:region-right>
          <text:p><text:date style:data-style-name="N2" text:date-value="2015-08-23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15:42:11.4180418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8-23T15:44:24.745108575</dc:date>
    <meta:editing-duration>PT5H51M4S</meta:editing-duration>
    <meta:editing-cycles>61</meta:editing-cycles>
    <meta:document-statistic meta:table-count="4" meta:cell-count="181" meta:object-count="0"/>
  </office:meta>
</office:document-meta>
</file>